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0aff94" officeooo:paragraph-rsid="000aff94"/>
    </style:style>
    <style:style style:name="P2" style:family="paragraph" style:parent-style-name="Standard">
      <style:text-properties officeooo:rsid="000aff94" officeooo:paragraph-rsid="000aff94"/>
    </style:style>
    <style:style style:name="P3" style:family="paragraph" style:parent-style-name="Text_20_body">
      <style:text-properties officeooo:rsid="000ccb63" officeooo:paragraph-rsid="000ccb63"/>
    </style:style>
    <style:style style:name="P4" style:family="paragraph" style:parent-style-name="Heading_20_2">
      <style:text-properties officeooo:rsid="000aff94" officeooo:paragraph-rsid="000aff94"/>
    </style:style>
    <style:style style:name="P5" style:family="paragraph" style:parent-style-name="Heading_20_2">
      <style:text-properties officeooo:rsid="000b23cf" officeooo:paragraph-rsid="000b23cf"/>
    </style:style>
    <style:style style:name="T1" style:family="text">
      <style:text-properties officeooo:rsid="000c2c1e"/>
    </style:style>
    <style:style style:name="T2" style:family="text">
      <style:text-properties officeooo:rsid="000cdd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h text:style-name="P1" text:outline-level="1">Code Smell 1</text:h>
      <text:p text:style-name="P2">There is duplicated code in ItemList and UserList classes, both of them basically do the same <text:span text:style-name="T1">and the </text:span>only differen<text:span text:style-name="T1">ce is the</text:span> class types th<text:span text:style-name="T1">ey hold.</text:span></text:p>
      <text:h text:style-name="P4" text:outline-level="2">Possible Solution</text:h>
      <text:p text:style-name="P2">A possible solution would be to create a List class and a ListElement interface. The List class performs all the basic operations done on both UserList and ItemList using ListElement objects as parameters. And both User and Item inherits from the ListElement interface.</text:p>
      <text:p text:style-name="P2"/>
      <text:h text:style-name="P1" text:outline-level="1">Code Smell 2</text:h>
      <text:p text:style-name="P2">The Dimensions class is a data class, it simply stores some data with just setters and getters.</text:p>
      <text:h text:style-name="P5" text:outline-level="2">Possible Solution</text:h>
      <text:p text:style-name="P3">There are no specific behaviour to add to the <text:s/>dimensions class, <text:span text:style-name="T2">so the dimensions attributes maybe could be added to the Item cla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22:59:45.354387462</meta:creation-date>
    <dc:date>2017-11-11T17:17:14.337904941</dc:date>
    <meta:editing-duration>PT5M50S</meta:editing-duration>
    <meta:editing-cycles>2</meta:editing-cycles>
    <meta:generator>LibreOffice/5.1.6.2$Linux_X86_64 LibreOffice_project/10m0$Build-2</meta:generator>
    <meta:document-statistic meta:table-count="0" meta:image-count="0" meta:object-count="0" meta:page-count="1" meta:paragraph-count="8" meta:word-count="119" meta:character-count="702" meta:non-whitespace-character-count="590"/>
  </office:meta>
</office:document-meta>
</file>